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7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81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0.376cm" svg:height="9.329cm" svg:x="19.669cm" svg:y="2.613cm">
            <draw:object draw:notify-on-update-of-ranges="Hoja1.C12:Hoja1.D12 Hoja1.C9:Hoja1.C9 Hoja1.B10:Hoja1.B32 Hoja1.C9:Hoja1.D9 Hoja1.C9:Hoja1.C9 Hoja1.B10:Hoja1.B32 Hoja1.C15:Hoja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Voltaje V2 =10V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max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amplitu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V1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-10.8" calcext:value-type="float">
            <text:p>-10,8</text:p>
          </table:table-cell>
          <table:table-cell table:style-name="ce4" table:formula="of:=[.C8]-[.D8]" office:value-type="float" office:value="21.6" calcext:value-type="float">
            <text:p>21,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Vo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-13.6" calcext:value-type="float">
            <text:p>-13,6</text:p>
          </table:table-cell>
          <table:table-cell table:style-name="ce4" table:formula="of:=[.C9]-[.D9]" office:value-type="float" office:value="16.1" calcext:value-type="float">
            <text:p>16,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1P0"/>
    </number:currency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0:32:55.2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1:12:23.640000000</meta:creation-date>
    <meta:generator>LibreOffice/24.8.0.3$Windows_X86_64 LibreOffice_project/0bdf1299c94fe897b119f97f3c613e9dca6be583</meta:generator>
    <dc:date>2024-10-27T18:12:21.881000000</dc:date>
    <meta:editing-duration>PT5H42M18S</meta:editing-duration>
    <meta:editing-cycles>22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77cm" svg:height="9.33cm" xlink:href=".." xlink:type="simple" chart:class="chart:scatter" chart:style-name="ch1">
        <chart:legend chart:legend-position="end" svg:x="17.408cm" svg:y="4.117cm" style:legend-expansion="high" chart:style-name="ch2"/>
        <chart:plot-area chart:style-name="ch3" table:cell-range-address="Hoja1.C12:Hoja1.D12 Hoja1.C9:Hoja1.D9 Hoja1.B10:Hoja1.B32 Hoja1.C15:Hoja1.D15" chart:data-source-has-labels="both" svg:x="0.046cm" svg:y="0.192cm" svg:width="17.111cm" svg:height="9.391cm">
          <chart:coordinate-region svg:x="0.68cm" svg:y="0.392cm" svg:width="16.284cm" svg:height="8.544cm"/>
          <chart:axis chart:dimension="x" chart:name="primary-x" chart:style-name="ch4" chartooo:axis-type="auto">
            <chart:categories table:cell-range-address="Hoja1.C12:Hoja1.D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9:Hoja1.D9" loext:label-string="simulacion" chart:class="chart:scatter">
            <chart:domain table:cell-range-address="Hoja1.B10:Hoja1.B32"/>
            <chart:data-point chart:repeated="23"/>
          </chart:series>
          <chart:series chart:style-name="ch7" chart:values-cell-range-address="Hoja1.C15:Hoja1.D15" loext:label-string="teoria" chart:class="chart:scatte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simulacion</text:p>
              </table:table-cell>
              <table:table-cell office:value-type="string">
                <text:p>teori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C12:Hoja1.D12</svg:desc>
                </draw:g>
              </table:table-cell>
              <table:table-cell office:value-type="float" office:value="NaN">
                <text:p>NaN</text:p>
                <draw:g>
                  <svg:desc>Hoja1.B10:Hoja1.B32</svg:desc>
                </draw:g>
              </table:table-cell>
              <table:table-cell office:value-type="float" office:value="2.5">
                <text:p>2.5</text:p>
                <draw:g>
                  <svg:desc>Hoja1.C9:Hoja1.D9</svg:desc>
                </draw:g>
              </table:table-cell>
              <table:table-cell office:value-type="float" office:value="NaN">
                <text:p>NaN</text:p>
                <draw:g>
                  <svg:desc>Hoja1.C15:Hoja1.D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13.6">
                <text:p>-1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